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 .<text:tab/></text:p>
      <text:p text:style-name="Standard"><text:tab/>présenter yoseikan budo</text:p>
      <text:p text:style-name="Standard"><text:tab/>sport pratiqué durant deux ans</text:p>
      <text:p text:style-name="Standard"/>
      <text:p text:style-name="Standard">2.</text:p>
      <text:p text:style-name="Standard"><text:tab/>what is it ?</text:p>
      <text:p text:style-name="Standard"/>
      <text:p text:style-name="Standard">3.</text:p>
      <text:p text:style-name="Standard"><text:tab/>le yoseikan est un art artiel d'origine japonaise </text:p>
      <text:p text:style-name="Standard"><text:tab/>créé dans les années 60 by …</text:p>
      <text:p text:style-name="Standard"/>
      <text:p text:style-name="Standard">4.</text:p>
      <text:p text:style-name="Standard"><text:tab/> il est souvent résumé par l'étude des sciences de combat </text:p>
      <text:p text:style-name="Standard"><text:tab/>car il regroupe beaucoup de domaine différent.</text:p>
      <text:p text:style-name="Standard"><text:tab/>Lister...</text:p>
      <text:p text:style-name="Standard"/>
      <text:p text:style-name="Standard">5.</text:p>
      <text:p text:style-name="Standard"><text:tab/>the meander power</text:p>
      <text:p text:style-name="Standard"/>
      <text:p text:style-name="Standard">6.</text:p>
      <text:p text:style-name="Standard"><text:tab/>….lire....</text:p>
      <text:p text:style-name="Standard"><text:tab/>puis expliquer à l'oral avec un exemple de coup cf boxe</text:p>
      <text:p text:style-name="Standard"/>
      <text:p text:style-name="Standard">7.</text:p>
      <text:p text:style-name="Standard"><text:tab/>ce concepte est appliquer dans tous le domaine voir même dans le dans la vie réel</text:p>
      <text:p text:style-name="Standard"/>
      <text:p text:style-name="Standard">8.</text:p>
      <text:p text:style-name="Standard"><text:tab/>mettre la video</text:p>
      <text:p text:style-name="Standard"/>
      <text:p text:style-name="Standard">9.</text:p>
      <text:p text:style-name="Standard"><text:tab/>why make this sport ?</text:p>
      <text:p text:style-name="Standard"/>
      <text:p text:style-name="Standard">10.</text:p>
      <text:p text:style-name="Standard"><text:tab/>lister avec explication</text:p>
      <text:p text:style-name="Standard"/>
      <text:p text:style-name="Standard">11.</text:p>
      <text:p text:style-name="Standard"><text:tab/>le yoseikan est un sport qui devient de plus en plus a la mode surtout en france.</text:p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ufaux </meta:initial-creator>
    <meta:creation-date>2014-11-18T13:59:54</meta:creation-date>
    <dc:date>2014-11-18T14:22:24</dc:date>
    <dc:creator>dufaux </dc:creator>
    <meta:editing-duration>PT21M28S</meta:editing-duration>
    <meta:editing-cycles>4</meta:editing-cycles>
    <meta:generator>LibreOffice/3.5$Linux_X86_64 LibreOffice_project/350m1$Build-2</meta:generator>
    <meta:document-statistic meta:table-count="0" meta:image-count="0" meta:object-count="0" meta:page-count="1" meta:paragraph-count="28" meta:word-count="116" meta:character-count="602" meta:non-whitespace-character-count="492"/>
  </office:meta>
</office:document-meta>
</file>